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86" calcext:value-type="float">
            <text:p><text:s text:c="3"/>147,586</text:p>
          </table:table-cell>
          <table:table-cell table:style-name="ce35" office:value-type="float" office:value="8540340" calcext:value-type="float">
            <text:p><text:s text:c="3"/>8,540,340</text:p>
          </table:table-cell>
          <table:table-cell table:style-name="ce35" office:value-type="float" office:value="23526295" calcext:value-type="float">
            <text:p><text:s text:c="3"/>23,526,295</text:p>
          </table:table-cell>
          <table:table-cell table:style-name="ce35" office:value-type="float" office:value="11715578" calcext:value-type="float">
            <text:p><text:s text:c="3"/>11,715,578</text:p>
          </table:table-cell>
          <table:table-cell table:style-name="ce35" office:value-type="float" office:value="11810717" calcext:value-type="float">
            <text:p><text:s text:c="3"/>11,810,717</text:p>
          </table:table-cell>
          <table:table-cell table:style-name="ce56" office:value-type="float" office:value="99.19" calcext:value-type="float">
            <text:p>99.19</text:p>
          </table:table-cell>
          <table:table-cell table:style-name="ce56" office:value-type="float" office:value="649.95" calcext:value-type="float">
            <text:p>649.95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627" calcext:value-type="float">
            <text:p><text:s text:c="3"/>147,627</text:p>
          </table:table-cell>
          <table:table-cell table:style-name="ce35" office:value-type="float" office:value="8553994" calcext:value-type="float">
            <text:p><text:s text:c="3"/>8,553,994</text:p>
          </table:table-cell>
          <table:table-cell table:style-name="ce35" office:value-type="float" office:value="23532065" calcext:value-type="float">
            <text:p><text:s text:c="3"/>23,532,065</text:p>
          </table:table-cell>
          <table:table-cell table:style-name="ce35" office:value-type="float" office:value="11716952" calcext:value-type="float">
            <text:p><text:s text:c="3"/>11,716,952</text:p>
          </table:table-cell>
          <table:table-cell table:style-name="ce35" office:value-type="float" office:value="11815113" calcext:value-type="float">
            <text:p><text:s text:c="3"/>11,815,113</text:p>
          </table:table-cell>
          <table:table-cell table:style-name="ce56" office:value-type="float" office:value="99.17" calcext:value-type="float">
            <text:p>99.17</text:p>
          </table:table-cell>
          <table:table-cell table:style-name="ce56" office:value-type="float" office:value="650.11" calcext:value-type="float">
            <text:p>650.11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73" calcext:value-type="float">
            <text:p><text:s text:c="3"/>147,373</text:p>
          </table:table-cell>
          <table:table-cell table:style-name="ce35" office:value-type="float" office:value="8561383" calcext:value-type="float">
            <text:p><text:s text:c="3"/>8,561,383</text:p>
          </table:table-cell>
          <table:table-cell table:style-name="ce35" office:value-type="float" office:value="23539816" calcext:value-type="float">
            <text:p><text:s text:c="3"/>23,539,816</text:p>
          </table:table-cell>
          <table:table-cell table:style-name="ce35" office:value-type="float" office:value="11719270" calcext:value-type="float">
            <text:p><text:s text:c="3"/>11,719,270</text:p>
          </table:table-cell>
          <table:table-cell table:style-name="ce35" office:value-type="float" office:value="11820546" calcext:value-type="float">
            <text:p><text:s text:c="3"/>11,820,546</text:p>
          </table:table-cell>
          <table:table-cell table:style-name="ce56" office:value-type="float" office:value="99.14" calcext:value-type="float">
            <text:p>99.14</text:p>
          </table:table-cell>
          <table:table-cell table:style-name="ce56" office:value-type="float" office:value="650.32" calcext:value-type="float">
            <text:p>650.32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89" calcext:value-type="float">
            <text:p><text:s text:c="3"/>147,389</text:p>
          </table:table-cell>
          <table:table-cell table:style-name="ce35" office:value-type="float" office:value="8565588" calcext:value-type="float">
            <text:p><text:s text:c="3"/>8,565,588</text:p>
          </table:table-cell>
          <table:table-cell table:style-name="ce35" office:value-type="float" office:value="23543346" calcext:value-type="float">
            <text:p><text:s text:c="3"/>23,543,346</text:p>
          </table:table-cell>
          <table:table-cell table:style-name="ce35" office:value-type="float" office:value="11719646" calcext:value-type="float">
            <text:p><text:s text:c="3"/>11,719,646</text:p>
          </table:table-cell>
          <table:table-cell table:style-name="ce35" office:value-type="float" office:value="11823700" calcext:value-type="float">
            <text:p><text:s text:c="3"/>11,823,700</text:p>
          </table:table-cell>
          <table:table-cell table:style-name="ce56" office:value-type="float" office:value="99.12" calcext:value-type="float">
            <text:p>99.12</text:p>
          </table:table-cell>
          <table:table-cell table:style-name="ce56" office:value-type="float" office:value="650.42" calcext:value-type="float">
            <text:p>650.42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88" calcext:value-type="float">
            <text:p><text:s text:c="3"/>147,388</text:p>
          </table:table-cell>
          <table:table-cell table:style-name="ce35" office:value-type="float" office:value="8571052" calcext:value-type="float">
            <text:p><text:s text:c="3"/>8,571,052</text:p>
          </table:table-cell>
          <table:table-cell table:style-name="ce35" office:value-type="float" office:value="23544189" calcext:value-type="float">
            <text:p><text:s text:c="3"/>23,544,189</text:p>
          </table:table-cell>
          <table:table-cell table:style-name="ce35" office:value-type="float" office:value="11718795" calcext:value-type="float">
            <text:p><text:s text:c="3"/>11,718,795</text:p>
          </table:table-cell>
          <table:table-cell table:style-name="ce35" office:value-type="float" office:value="11825394" calcext:value-type="float">
            <text:p><text:s text:c="3"/>11,825,394</text:p>
          </table:table-cell>
          <table:table-cell table:style-name="ce56" office:value-type="float" office:value="99.1" calcext:value-type="float">
            <text:p>99.10</text:p>
          </table:table-cell>
          <table:table-cell table:style-name="ce56" office:value-type="float" office:value="650.44" calcext:value-type="float">
            <text:p>650.44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35" calcext:value-type="float">
            <text:p><text:s text:c="3"/>147,435</text:p>
          </table:table-cell>
          <table:table-cell table:style-name="ce35" office:value-type="float" office:value="8578609" calcext:value-type="float">
            <text:p><text:s text:c="3"/>8,578,609</text:p>
          </table:table-cell>
          <table:table-cell table:style-name="ce35" office:value-type="float" office:value="23545680" calcext:value-type="float">
            <text:p><text:s text:c="3"/>23,545,680</text:p>
          </table:table-cell>
          <table:table-cell table:style-name="ce35" office:value-type="float" office:value="11718068" calcext:value-type="float">
            <text:p><text:s text:c="3"/>11,718,068</text:p>
          </table:table-cell>
          <table:table-cell table:style-name="ce35" office:value-type="float" office:value="11827612" calcext:value-type="float">
            <text:p><text:s text:c="3"/>11,827,612</text:p>
          </table:table-cell>
          <table:table-cell table:style-name="ce56" office:value-type="float" office:value="99.07" calcext:value-type="float">
            <text:p>99.07</text:p>
          </table:table-cell>
          <table:table-cell table:style-name="ce56" office:value-type="float" office:value="650.49" calcext:value-type="float">
            <text:p>650.49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3" calcext:value-type="float">
            <text:p><text:s text:c="3"/>147,443</text:p>
          </table:table-cell>
          <table:table-cell table:style-name="ce35" office:value-type="float" office:value="8584702" calcext:value-type="float">
            <text:p><text:s text:c="3"/>8,584,702</text:p>
          </table:table-cell>
          <table:table-cell table:style-name="ce35" office:value-type="float" office:value="23547448" calcext:value-type="float">
            <text:p><text:s text:c="3"/>23,547,448</text:p>
          </table:table-cell>
          <table:table-cell table:style-name="ce35" office:value-type="float" office:value="11717633" calcext:value-type="float">
            <text:p><text:s text:c="3"/>11,717,633</text:p>
          </table:table-cell>
          <table:table-cell table:style-name="ce35" office:value-type="float" office:value="11829815" calcext:value-type="float">
            <text:p><text:s text:c="3"/>11,829,815</text:p>
          </table:table-cell>
          <table:table-cell table:style-name="ce56" office:value-type="float" office:value="99.05" calcext:value-type="float">
            <text:p>99.05</text:p>
          </table:table-cell>
          <table:table-cell table:style-name="ce56" office:value-type="float" office:value="650.53" calcext:value-type="float">
            <text:p>650.53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0" calcext:value-type="float">
            <text:p><text:s text:c="3"/>147,440</text:p>
          </table:table-cell>
          <table:table-cell table:style-name="ce35" office:value-type="float" office:value="8593794" calcext:value-type="float">
            <text:p><text:s text:c="3"/>8,593,794</text:p>
          </table:table-cell>
          <table:table-cell table:style-name="ce35" office:value-type="float" office:value="23550077" calcext:value-type="float">
            <text:p><text:s text:c="3"/>23,550,077</text:p>
          </table:table-cell>
          <table:table-cell table:style-name="ce35" office:value-type="float" office:value="11717683" calcext:value-type="float">
            <text:p><text:s text:c="3"/>11,717,683</text:p>
          </table:table-cell>
          <table:table-cell table:style-name="ce35" office:value-type="float" office:value="11832394" calcext:value-type="float">
            <text:p><text:s text:c="3"/>11,832,394</text:p>
          </table:table-cell>
          <table:table-cell table:style-name="ce56" office:value-type="float" office:value="99.03" calcext:value-type="float">
            <text:p>99.03</text:p>
          </table:table-cell>
          <table:table-cell table:style-name="ce56" office:value-type="float" office:value="650.61" calcext:value-type="float">
            <text:p>650.61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65" calcext:value-type="float">
            <text:p><text:s text:c="3"/>147,465</text:p>
          </table:table-cell>
          <table:table-cell table:style-name="ce35" office:value-type="float" office:value="8601551" calcext:value-type="float">
            <text:p><text:s text:c="3"/>8,601,551</text:p>
          </table:table-cell>
          <table:table-cell table:style-name="ce35" office:value-type="float" office:value="23552470" calcext:value-type="float">
            <text:p><text:s text:c="3"/>23,552,470</text:p>
          </table:table-cell>
          <table:table-cell table:style-name="ce35" office:value-type="float" office:value="11717632" calcext:value-type="float">
            <text:p><text:s text:c="3"/>11,717,632</text:p>
          </table:table-cell>
          <table:table-cell table:style-name="ce35" office:value-type="float" office:value="11834838" calcext:value-type="float">
            <text:p><text:s text:c="3"/>11,834,838</text:p>
          </table:table-cell>
          <table:table-cell table:style-name="ce56" office:value-type="float" office:value="99.01" calcext:value-type="float">
            <text:p>99.01</text:p>
          </table:table-cell>
          <table:table-cell table:style-name="ce56" office:value-type="float" office:value="650.67" calcext:value-type="float">
            <text:p>650.67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78" calcext:value-type="float">
            <text:p><text:s text:c="3"/>147,478</text:p>
          </table:table-cell>
          <table:table-cell table:style-name="ce35" office:value-type="float" office:value="8609154" calcext:value-type="float">
            <text:p><text:s text:c="3"/>8,609,154</text:p>
          </table:table-cell>
          <table:table-cell table:style-name="ce35" office:value-type="float" office:value="23554803" calcext:value-type="float">
            <text:p><text:s text:c="3"/>23,554,803</text:p>
          </table:table-cell>
          <table:table-cell table:style-name="ce35" office:value-type="float" office:value="11717598" calcext:value-type="float">
            <text:p><text:s text:c="3"/>11,717,598</text:p>
          </table:table-cell>
          <table:table-cell table:style-name="ce35" office:value-type="float" office:value="11837205" calcext:value-type="float">
            <text:p><text:s text:c="3"/>11,837,205</text:p>
          </table:table-cell>
          <table:table-cell table:style-name="ce56" office:value-type="float" office:value="98.99" calcext:value-type="float">
            <text:p>98.99</text:p>
          </table:table-cell>
          <table:table-cell table:style-name="ce56" office:value-type="float" office:value="650.74" calcext:value-type="float">
            <text:p>650.74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7]-[.B24])/[.B24]*100);0;([.B37]-[.B24])/[.B24]*100)" office:value-type="float" office:value="0" calcext:value-type="float">
            <text:p>－</text:p>
          </table:table-cell>
          <table:table-cell table:style-name="ce22" table:formula="of:=IF(ISERROR(([.C37]-[.C24])/[.C24]*100);0;([.C37]-[.C24])/[.C24]*100)" office:value-type="float" office:value="0" calcext:value-type="float">
            <text:p>－</text:p>
          </table:table-cell>
          <table:table-cell table:style-name="ce22" table:formula="of:=IF(ISERROR(([.D37]-[.D24])/[.D24]*100);0;([.D37]-[.D24])/[.D24]*100)" office:value-type="float" office:value="0" calcext:value-type="float">
            <text:p>－</text:p>
          </table:table-cell>
          <table:table-cell table:style-name="ce40" table:formula="of:=IF(ISERROR(([.E37]-[.E24])/[.E24]*100);0;([.E37]-[.E24])/[.E24]*100)" office:value-type="float" office:value="-0.069112246419037" calcext:value-type="float">
            <text:p>－ <text:s text:c="2"/>0.07</text:p>
          </table:table-cell>
          <table:table-cell table:style-name="ce22" table:formula="of:=IF(ISERROR(([.F37]-[.F24])/[.F24]*100);0;([.F37]-[.F24])/[.F24]*100)" office:value-type="float" office:value="1.15206186170574" calcext:value-type="float">
            <text:p>1.15</text:p>
          </table:table-cell>
          <table:table-cell table:style-name="ce22" table:formula="of:=IF(ISERROR(([.G37]-[.G24])/[.G24]*100);0;([.G37]-[.G24])/[.G24]*100)" office:value-type="float" office:value="0.153118032397366" calcext:value-type="float">
            <text:p>0.15</text:p>
          </table:table-cell>
          <table:table-cell table:style-name="ce22" table:formula="of:=IF(ISERROR(([.H37]-[.H24])/[.H24]*100);0;([.H37]-[.H24])/[.H24]*100)" office:value-type="float" office:value="0.0173871062955665" calcext:value-type="float">
            <text:p>0.02</text:p>
          </table:table-cell>
          <table:table-cell table:style-name="ce22" table:formula="of:=IF(ISERROR(([.I37]-[.I24])/[.I24]*100);0;([.I37]-[.I24])/[.I24]*100)" office:value-type="float" office:value="0.287755603660641" calcext:value-type="float">
            <text:p>0.29</text:p>
          </table:table-cell>
          <table:table-cell table:style-name="ce40" table:formula="of:=IF(ISERROR(([.J37]-[.J24])/[.J24]*100);0;([.J37]-[.J24])/[.J24]*100)" office:value-type="float" office:value="-0.262123197903005" calcext:value-type="float">
            <text:p>－ <text:s text:c="2"/>0.26</text:p>
          </table:table-cell>
          <table:table-cell table:style-name="ce22" table:formula="of:=IF(ISERROR(([.K37]-[.K24])/[.K24]*100);0;([.K37]-[.K24])/[.K24]*100)" office:value-type="float" office:value="0.153857989076083" calcext:value-type="float">
            <text:p>0.15</text:p>
          </table:table-cell>
          <table:table-cell table:style-name="ce72" table:formula="of:=IF(ISERROR(([.L37]-[.L24])/[.L24]*100);0;([.L37]-[.L24])/[.L24]*100)" office:value-type="float" office:value="-0.727272727272728" calcext:value-type="float">
            <text:p>－ <text:s text:c="2"/>0.73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7]-[.B36])/[.B36]*100);0;([.B37]-[.B36])/[.B36]*100)" office:value-type="float" office:value="0" calcext:value-type="float">
            <text:p>－</text:p>
          </table:table-cell>
          <table:table-cell table:style-name="ce23" table:formula="of:=IF(ISERROR(([.C37]-[.C36])/[.C36]*100);0;([.C37]-[.C36])/[.C36]*100)" office:value-type="float" office:value="0" calcext:value-type="float">
            <text:p>－</text:p>
          </table:table-cell>
          <table:table-cell table:style-name="ce23" table:formula="of:=IF(ISERROR(([.D37]-[.D36])/[.D36]*100);0;([.D37]-[.D36])/[.D36]*100)" office:value-type="float" office:value="0" calcext:value-type="float">
            <text:p>－</text:p>
          </table:table-cell>
          <table:table-cell table:style-name="ce41" table:formula="of:=IF(ISERROR(([.E37]-[.E36])/[.E36]*100);0;([.E37]-[.E36])/[.E36]*100)" office:value-type="float" office:value="-0.00677993681098892" calcext:value-type="float">
            <text:p><text:s text:c="4"/>－0.01</text:p>
          </table:table-cell>
          <table:table-cell table:style-name="ce23" table:formula="of:=IF(ISERROR(([.F37]-[.F36])/[.F36]*100);0;([.F37]-[.F36])/[.F36]*100)" office:value-type="float" office:value="0.0209333834437778" calcext:value-type="float">
            <text:p>0.02</text:p>
          </table:table-cell>
          <table:table-cell table:style-name="ce46" table:formula="of:=IF(ISERROR(([.G37]-[.G36])/[.G36]*100);0;([.G37]-[.G36])/[.G36]*100)" office:value-type="float" office:value="0.0205921969454526" calcext:value-type="float">
            <text:p>0.02</text:p>
          </table:table-cell>
          <table:table-cell table:style-name="ce48" table:formula="of:=IF(ISERROR(([.H37]-[.H36])/[.H36]*100);0;([.H37]-[.H36])/[.H36]*100)" office:value-type="float" office:value="0.00902995649660561" calcext:value-type="float">
            <text:p>0.01</text:p>
          </table:table-cell>
          <table:table-cell table:style-name="ce23" table:formula="of:=IF(ISERROR(([.I37]-[.I36])/[.I36]*100);0;([.I37]-[.I36])/[.I36]*100)" office:value-type="float" office:value="0.0320330109763523" calcext:value-type="float">
            <text:p>0.03</text:p>
          </table:table-cell>
          <table:table-cell table:style-name="ce57" table:formula="of:=IF(ISERROR(([.J37]-[.J36])/[.J36]*100);0;([.J37]-[.J36])/[.J36]*100)" office:value-type="float" office:value="-0.0202122283981769" calcext:value-type="float">
            <text:p>－ <text:s text:c="2"/>0.02</text:p>
          </table:table-cell>
          <table:table-cell table:style-name="ce23" table:formula="of:=IF(ISERROR(([.K37]-[.K36])/[.K36]*100);0;([.K37]-[.K36])/[.K36]*100)" office:value-type="float" office:value="0.0215116547072264" calcext:value-type="float">
            <text:p>0.02</text:p>
          </table:table-cell>
          <table:table-cell table:style-name="ce73" table:formula="of:=IF(ISERROR(([.L37]-[.L36])/[.L36]*100);0;([.L37]-[.L36])/[.L36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6年11月3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6 年 10 月 底" calcext:value-type="string">
            <text:p><text:s text:c="5"/>中 華 民 國 106 年 10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484" calcext:value-type="float">
            <text:p><text:s text:c="3"/>147,484</text:p>
          </table:table-cell>
          <table:table-cell table:style-name="ce34" office:value-type="float" office:value="8638730" calcext:value-type="float">
            <text:p><text:s text:c="3"/>8,638,730</text:p>
          </table:table-cell>
          <table:table-cell table:style-name="ce34" office:value-type="float" office:value="23562318" calcext:value-type="float">
            <text:p><text:s text:c="3"/>23,562,318</text:p>
          </table:table-cell>
          <table:table-cell table:style-name="ce34" office:value-type="float" office:value="11717615" calcext:value-type="float">
            <text:p><text:s text:c="3"/>11,717,615</text:p>
          </table:table-cell>
          <table:table-cell table:style-name="ce34" office:value-type="float" office:value="11844703" calcext:value-type="float">
            <text:p><text:s text:c="3"/>11,844,703</text:p>
          </table:table-cell>
          <table:table-cell table:style-name="ce55" office:value-type="float" office:value="98.93" calcext:value-type="float">
            <text:p>98.93</text:p>
          </table:table-cell>
          <table:table-cell table:style-name="ce55" office:value-type="float" office:value="650.95" calcext:value-type="float">
            <text:p>650.95</text:p>
          </table:table-cell>
          <table:table-cell table:style-name="ce70" office:value-type="float" office:value="2.73" calcext:value-type="float">
            <text:p>2.73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34" calcext:value-type="float">
            <text:p><text:s text:c="3"/>22,134</text:p>
          </table:table-cell>
          <table:table-cell table:style-name="ce34" office:value-type="float" office:value="1540904" calcext:value-type="float">
            <text:p><text:s text:c="3"/>1,540,904</text:p>
          </table:table-cell>
          <table:table-cell table:style-name="ce34" office:value-type="float" office:value="3985698" calcext:value-type="float">
            <text:p><text:s text:c="3"/>3,985,698</text:p>
          </table:table-cell>
          <table:table-cell table:style-name="ce34" office:value-type="float" office:value="1953214" calcext:value-type="float">
            <text:p><text:s text:c="3"/>1,953,214</text:p>
          </table:table-cell>
          <table:table-cell table:style-name="ce34" office:value-type="float" office:value="2032484" calcext:value-type="float">
            <text:p><text:s text:c="3"/>2,032,484</text:p>
          </table:table-cell>
          <table:table-cell table:style-name="ce55" office:value-type="float" office:value="96.1" calcext:value-type="float">
            <text:p>96.10</text:p>
          </table:table-cell>
          <table:table-cell table:style-name="ce55" office:value-type="float" office:value="1941.81" calcext:value-type="float">
            <text:p>1,941.81</text:p>
          </table:table-cell>
          <table:table-cell table:style-name="ce70" office:value-type="float" office:value="2.59" calcext:value-type="float">
            <text:p>2.59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59" calcext:value-type="float">
            <text:p><text:s text:c="3"/>9,559</text:p>
          </table:table-cell>
          <table:table-cell table:style-name="ce34" office:value-type="float" office:value="1050509" calcext:value-type="float">
            <text:p><text:s text:c="3"/>1,050,509</text:p>
          </table:table-cell>
          <table:table-cell table:style-name="ce34" office:value-type="float" office:value="2683202" calcext:value-type="float">
            <text:p><text:s text:c="3"/>2,683,202</text:p>
          </table:table-cell>
          <table:table-cell table:style-name="ce34" office:value-type="float" office:value="1282133" calcext:value-type="float">
            <text:p><text:s text:c="3"/>1,282,133</text:p>
          </table:table-cell>
          <table:table-cell table:style-name="ce34" office:value-type="float" office:value="1401069" calcext:value-type="float">
            <text:p><text:s text:c="3"/>1,401,069</text:p>
          </table:table-cell>
          <table:table-cell table:style-name="ce55" office:value-type="float" office:value="91.51" calcext:value-type="float">
            <text:p>91.51</text:p>
          </table:table-cell>
          <table:table-cell table:style-name="ce55" office:value-type="float" office:value="9871.98" calcext:value-type="float">
            <text:p>9,871.98</text:p>
          </table:table-cell>
          <table:table-cell table:style-name="ce70" office:value-type="float" office:value="2.55" calcext:value-type="float">
            <text:p>2.5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95" calcext:value-type="float">
            <text:p><text:s text:c="3"/>495</text:p>
          </table:table-cell>
          <table:table-cell table:style-name="ce34" office:value-type="float" office:value="11713" calcext:value-type="float">
            <text:p><text:s text:c="3"/>11,713</text:p>
          </table:table-cell>
          <table:table-cell table:style-name="ce34" office:value-type="float" office:value="787671" calcext:value-type="float">
            <text:p><text:s text:c="3"/>787,671</text:p>
          </table:table-cell>
          <table:table-cell table:style-name="ce34" office:value-type="float" office:value="2181470" calcext:value-type="float">
            <text:p><text:s text:c="3"/>2,181,470</text:p>
          </table:table-cell>
          <table:table-cell table:style-name="ce34" office:value-type="float" office:value="1086784" calcext:value-type="float">
            <text:p><text:s text:c="3"/>1,086,784</text:p>
          </table:table-cell>
          <table:table-cell table:style-name="ce34" office:value-type="float" office:value="1094686" calcext:value-type="float">
            <text:p><text:s text:c="3"/>1,094,686</text:p>
          </table:table-cell>
          <table:table-cell table:style-name="ce55" office:value-type="float" office:value="99.28" calcext:value-type="float">
            <text:p>99.28</text:p>
          </table:table-cell>
          <table:table-cell table:style-name="ce55" office:value-type="float" office:value="1786.69" calcext:value-type="float">
            <text:p>1,786.69</text:p>
          </table:table-cell>
          <table:table-cell table:style-name="ce70" office:value-type="float" office:value="2.77" calcext:value-type="float">
            <text:p>2.77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56889" calcext:value-type="float">
            <text:p><text:s text:c="3"/>956,889</text:p>
          </table:table-cell>
          <table:table-cell table:style-name="ce34" office:value-type="float" office:value="2783298" calcext:value-type="float">
            <text:p><text:s text:c="3"/>2,783,298</text:p>
          </table:table-cell>
          <table:table-cell table:style-name="ce34" office:value-type="float" office:value="1372589" calcext:value-type="float">
            <text:p><text:s text:c="3"/>1,372,589</text:p>
          </table:table-cell>
          <table:table-cell table:style-name="ce34" office:value-type="float" office:value="1410709" calcext:value-type="float">
            <text:p><text:s text:c="3"/>1,410,709</text:p>
          </table:table-cell>
          <table:table-cell table:style-name="ce55" office:value-type="float" office:value="97.3" calcext:value-type="float">
            <text:p>97.30</text:p>
          </table:table-cell>
          <table:table-cell table:style-name="ce55" office:value-type="float" office:value="1256.63" calcext:value-type="float">
            <text:p>1,256.63</text:p>
          </table:table-cell>
          <table:table-cell table:style-name="ce70" office:value-type="float" office:value="2.91" calcext:value-type="float">
            <text:p>2.91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52" calcext:value-type="float">
            <text:p><text:s text:c="3"/>752</text:p>
          </table:table-cell>
          <table:table-cell table:style-name="ce34" office:value-type="float" office:value="14628" calcext:value-type="float">
            <text:p><text:s text:c="3"/>14,628</text:p>
          </table:table-cell>
          <table:table-cell table:style-name="ce34" office:value-type="float" office:value="683336" calcext:value-type="float">
            <text:p><text:s text:c="3"/>683,336</text:p>
          </table:table-cell>
          <table:table-cell table:style-name="ce34" office:value-type="float" office:value="1886387" calcext:value-type="float">
            <text:p><text:s text:c="3"/>1,886,387</text:p>
          </table:table-cell>
          <table:table-cell table:style-name="ce34" office:value-type="float" office:value="942286" calcext:value-type="float">
            <text:p><text:s text:c="3"/>942,286</text:p>
          </table:table-cell>
          <table:table-cell table:style-name="ce34" office:value-type="float" office:value="944101" calcext:value-type="float">
            <text:p><text:s text:c="3"/>944,101</text:p>
          </table:table-cell>
          <table:table-cell table:style-name="ce55" office:value-type="float" office:value="99.81" calcext:value-type="float">
            <text:p>99.81</text:p>
          </table:table-cell>
          <table:table-cell table:style-name="ce55" office:value-type="float" office:value="860.71" calcext:value-type="float">
            <text:p>860.71</text:p>
          </table:table-cell>
          <table:table-cell table:style-name="ce70" office:value-type="float" office:value="2.76" calcext:value-type="float">
            <text:p>2.76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1320" calcext:value-type="float">
            <text:p><text:s text:c="3"/>1,091,320</text:p>
          </table:table-cell>
          <table:table-cell table:style-name="ce34" office:value-type="float" office:value="2776791" calcext:value-type="float">
            <text:p><text:s text:c="3"/>2,776,791</text:p>
          </table:table-cell>
          <table:table-cell table:style-name="ce34" office:value-type="float" office:value="1375921" calcext:value-type="float">
            <text:p><text:s text:c="3"/>1,375,921</text:p>
          </table:table-cell>
          <table:table-cell table:style-name="ce34" office:value-type="float" office:value="1400870" calcext:value-type="float">
            <text:p><text:s text:c="3"/>1,400,870</text:p>
          </table:table-cell>
          <table:table-cell table:style-name="ce55" office:value-type="float" office:value="98.22" calcext:value-type="float">
            <text:p>98.22</text:p>
          </table:table-cell>
          <table:table-cell table:style-name="ce55" office:value-type="float" office:value="940.69" calcext:value-type="float">
            <text:p>940.69</text:p>
          </table:table-cell>
          <table:table-cell table:style-name="ce70" office:value-type="float" office:value="2.54" calcext:value-type="float">
            <text:p>2.5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1" calcext:value-type="float">
            <text:p><text:s text:c="3"/>3,541</text:p>
          </table:table-cell>
          <table:table-cell table:style-name="ce34" office:value-type="float" office:value="58717" calcext:value-type="float">
            <text:p><text:s text:c="3"/>58,717</text:p>
          </table:table-cell>
          <table:table-cell table:style-name="ce34" office:value-type="float" office:value="2485417" calcext:value-type="float">
            <text:p><text:s text:c="3"/>2,485,417</text:p>
          </table:table-cell>
          <table:table-cell table:style-name="ce34" office:value-type="float" office:value="7115607" calcext:value-type="float">
            <text:p><text:s text:c="3"/>7,115,607</text:p>
          </table:table-cell>
          <table:table-cell table:style-name="ce34" office:value-type="float" office:value="3628888" calcext:value-type="float">
            <text:p><text:s text:c="3"/>3,628,888</text:p>
          </table:table-cell>
          <table:table-cell table:style-name="ce34" office:value-type="float" office:value="3486719" calcext:value-type="float">
            <text:p><text:s text:c="3"/>3,486,719</text:p>
          </table:table-cell>
          <table:table-cell table:style-name="ce55" office:value-type="float" office:value="104.08" calcext:value-type="float">
            <text:p>104.08</text:p>
          </table:table-cell>
          <table:table-cell table:style-name="ce55" office:value-type="float" office:value="283.38" calcext:value-type="float">
            <text:p>283.38</text:p>
          </table:table-cell>
          <table:table-cell table:style-name="ce70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8496" calcext:value-type="float">
            <text:p><text:s text:c="3"/>168,496</text:p>
          </table:table-cell>
          <table:table-cell table:style-name="ce35" office:value-type="float" office:value="456756" calcext:value-type="float">
            <text:p><text:s text:c="3"/>456,756</text:p>
          </table:table-cell>
          <table:table-cell table:style-name="ce35" office:value-type="float" office:value="231133" calcext:value-type="float">
            <text:p><text:s text:c="3"/>231,133</text:p>
          </table:table-cell>
          <table:table-cell table:style-name="ce35" office:value-type="float" office:value="225623" calcext:value-type="float">
            <text:p><text:s text:c="3"/>225,623</text:p>
          </table:table-cell>
          <table:table-cell table:style-name="ce56" office:value-type="float" office:value="102.44" calcext:value-type="float">
            <text:p>102.44</text:p>
          </table:table-cell>
          <table:table-cell table:style-name="ce56" office:value-type="float" office:value="213.08" calcext:value-type="float">
            <text:p>213.08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70" calcext:value-type="float">
            <text:p><text:s text:c="3"/>3,270</text:p>
          </table:table-cell>
          <table:table-cell table:style-name="ce35" office:value-type="float" office:value="190746" calcext:value-type="float">
            <text:p><text:s text:c="3"/>190,746</text:p>
          </table:table-cell>
          <table:table-cell table:style-name="ce35" office:value-type="float" office:value="551447" calcext:value-type="float">
            <text:p><text:s text:c="3"/>551,447</text:p>
          </table:table-cell>
          <table:table-cell table:style-name="ce35" office:value-type="float" office:value="281746" calcext:value-type="float">
            <text:p><text:s text:c="3"/>281,746</text:p>
          </table:table-cell>
          <table:table-cell table:style-name="ce35" office:value-type="float" office:value="269701" calcext:value-type="float">
            <text:p><text:s text:c="3"/>269,701</text:p>
          </table:table-cell>
          <table:table-cell table:style-name="ce56" office:value-type="float" office:value="104.47" calcext:value-type="float">
            <text:p>104.47</text:p>
          </table:table-cell>
          <table:table-cell table:style-name="ce56" office:value-type="float" office:value="386.29" calcext:value-type="float">
            <text:p>386.29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4" calcext:value-type="float">
            <text:p><text:s text:c="3"/>274</text:p>
          </table:table-cell>
          <table:table-cell table:style-name="ce35" office:value-type="float" office:value="4654" calcext:value-type="float">
            <text:p><text:s text:c="3"/>4,654</text:p>
          </table:table-cell>
          <table:table-cell table:style-name="ce35" office:value-type="float" office:value="187631" calcext:value-type="float">
            <text:p><text:s text:c="3"/>187,631</text:p>
          </table:table-cell>
          <table:table-cell table:style-name="ce35" office:value-type="float" office:value="554652" calcext:value-type="float">
            <text:p><text:s text:c="3"/>554,652</text:p>
          </table:table-cell>
          <table:table-cell table:style-name="ce35" office:value-type="float" office:value="286255" calcext:value-type="float">
            <text:p><text:s text:c="3"/>286,255</text:p>
          </table:table-cell>
          <table:table-cell table:style-name="ce35" office:value-type="float" office:value="268397" calcext:value-type="float">
            <text:p><text:s text:c="3"/>268,397</text:p>
          </table:table-cell>
          <table:table-cell table:style-name="ce56" office:value-type="float" office:value="106.65" calcext:value-type="float">
            <text:p>106.65</text:p>
          </table:table-cell>
          <table:table-cell table:style-name="ce56" office:value-type="float" office:value="304.7" calcext:value-type="float">
            <text:p>304.70</text:p>
          </table:table-cell>
          <table:table-cell table:style-name="ce71" office:value-type="float" office:value="2.96" calcext:value-type="float">
            <text:p>2.9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48" calcext:value-type="float">
            <text:p><text:s text:c="3"/>9,148</text:p>
          </table:table-cell>
          <table:table-cell table:style-name="ce35" office:value-type="float" office:value="386917" calcext:value-type="float">
            <text:p><text:s text:c="3"/>386,917</text:p>
          </table:table-cell>
          <table:table-cell table:style-name="ce35" office:value-type="float" office:value="1282934" calcext:value-type="float">
            <text:p><text:s text:c="3"/>1,282,934</text:p>
          </table:table-cell>
          <table:table-cell table:style-name="ce35" office:value-type="float" office:value="654036" calcext:value-type="float">
            <text:p><text:s text:c="3"/>654,036</text:p>
          </table:table-cell>
          <table:table-cell table:style-name="ce35" office:value-type="float" office:value="628898" calcext:value-type="float">
            <text:p><text:s text:c="3"/>628,898</text:p>
          </table:table-cell>
          <table:table-cell table:style-name="ce56" office:value-type="float" office:value="104" calcext:value-type="float">
            <text:p>104.00</text:p>
          </table:table-cell>
          <table:table-cell table:style-name="ce56" office:value-type="float" office:value="1194.1" calcext:value-type="float">
            <text:p>1,194.10</text:p>
          </table:table-cell>
          <table:table-cell table:style-name="ce71" office:value-type="float" office:value="3.32" calcext:value-type="float">
            <text:p>3.3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0" calcext:value-type="float">
            <text:p><text:s text:c="3"/>4,270</text:p>
          </table:table-cell>
          <table:table-cell table:style-name="ce35" office:value-type="float" office:value="178051" calcext:value-type="float">
            <text:p><text:s text:c="3"/>178,051</text:p>
          </table:table-cell>
          <table:table-cell table:style-name="ce35" office:value-type="float" office:value="501757" calcext:value-type="float">
            <text:p><text:s text:c="3"/>501,757</text:p>
          </table:table-cell>
          <table:table-cell table:style-name="ce35" office:value-type="float" office:value="257101" calcext:value-type="float">
            <text:p><text:s text:c="3"/>257,101</text:p>
          </table:table-cell>
          <table:table-cell table:style-name="ce35" office:value-type="float" office:value="244656" calcext:value-type="float">
            <text:p><text:s text:c="3"/>244,656</text:p>
          </table:table-cell>
          <table:table-cell table:style-name="ce56" office:value-type="float" office:value="105.09" calcext:value-type="float">
            <text:p>105.09</text:p>
          </table:table-cell>
          <table:table-cell table:style-name="ce56" office:value-type="float" office:value="122.19" calcext:value-type="float">
            <text:p>122.19</text:p>
          </table:table-cell>
          <table:table-cell table:style-name="ce71" office:value-type="float" office:value="2.82" calcext:value-type="float">
            <text:p>2.8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6426" calcext:value-type="float">
            <text:p><text:s text:c="3"/>6,426</text:p>
          </table:table-cell>
          <table:table-cell table:style-name="ce35" office:value-type="float" office:value="240332" calcext:value-type="float">
            <text:p><text:s text:c="3"/>240,332</text:p>
          </table:table-cell>
          <table:table-cell table:style-name="ce35" office:value-type="float" office:value="691021" calcext:value-type="float">
            <text:p><text:s text:c="3"/>691,021</text:p>
          </table:table-cell>
          <table:table-cell table:style-name="ce35" office:value-type="float" office:value="358578" calcext:value-type="float">
            <text:p><text:s text:c="3"/>358,578</text:p>
          </table:table-cell>
          <table:table-cell table:style-name="ce35" office:value-type="float" office:value="332443" calcext:value-type="float">
            <text:p><text:s text:c="3"/>332,443</text:p>
          </table:table-cell>
          <table:table-cell table:style-name="ce56" office:value-type="float" office:value="107.86" calcext:value-type="float">
            <text:p>107.86</text:p>
          </table:table-cell>
          <table:table-cell table:style-name="ce56" office:value-type="float" office:value="535.33" calcext:value-type="float">
            <text:p>535.33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36" calcext:value-type="float">
            <text:p><text:s text:c="3"/>5,336</text:p>
          </table:table-cell>
          <table:table-cell table:style-name="ce35" office:value-type="float" office:value="182860" calcext:value-type="float">
            <text:p><text:s text:c="3"/>182,860</text:p>
          </table:table-cell>
          <table:table-cell table:style-name="ce35" office:value-type="float" office:value="511797" calcext:value-type="float">
            <text:p><text:s text:c="3"/>511,797</text:p>
          </table:table-cell>
          <table:table-cell table:style-name="ce35" office:value-type="float" office:value="266244" calcext:value-type="float">
            <text:p><text:s text:c="3"/>266,244</text:p>
          </table:table-cell>
          <table:table-cell table:style-name="ce35" office:value-type="float" office:value="245553" calcext:value-type="float">
            <text:p><text:s text:c="3"/>245,553</text:p>
          </table:table-cell>
          <table:table-cell table:style-name="ce56" office:value-type="float" office:value="108.43" calcext:value-type="float">
            <text:p>108.43</text:p>
          </table:table-cell>
          <table:table-cell table:style-name="ce56" office:value-type="float" office:value="268.85" calcext:value-type="float">
            <text:p>268.85</text:p>
          </table:table-cell>
          <table:table-cell table:style-name="ce71" office:value-type="float" office:value="2.8" calcext:value-type="float">
            <text:p>2.8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402" calcext:value-type="float">
            <text:p><text:s text:c="3"/>7,402</text:p>
          </table:table-cell>
          <table:table-cell table:style-name="ce35" office:value-type="float" office:value="286721" calcext:value-type="float">
            <text:p><text:s text:c="3"/>286,721</text:p>
          </table:table-cell>
          <table:table-cell table:style-name="ce35" office:value-type="float" office:value="830697" calcext:value-type="float">
            <text:p><text:s text:c="3"/>830,697</text:p>
          </table:table-cell>
          <table:table-cell table:style-name="ce35" office:value-type="float" office:value="424893" calcext:value-type="float">
            <text:p><text:s text:c="3"/>424,893</text:p>
          </table:table-cell>
          <table:table-cell table:style-name="ce35" office:value-type="float" office:value="405804" calcext:value-type="float">
            <text:p><text:s text:c="3"/>405,804</text:p>
          </table:table-cell>
          <table:table-cell table:style-name="ce56" office:value-type="float" office:value="104.7" calcext:value-type="float">
            <text:p>104.70</text:p>
          </table:table-cell>
          <table:table-cell table:style-name="ce56" office:value-type="float" office:value="299.29" calcext:value-type="float">
            <text:p>299.29</text:p>
          </table:table-cell>
          <table:table-cell table:style-name="ce71" office:value-type="float" office:value="2.9" calcext:value-type="float">
            <text:p>2.9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872" calcext:value-type="float">
            <text:p><text:s text:c="3"/>82,872</text:p>
          </table:table-cell>
          <table:table-cell table:style-name="ce35" office:value-type="float" office:value="219686" calcext:value-type="float">
            <text:p><text:s text:c="3"/>219,686</text:p>
          </table:table-cell>
          <table:table-cell table:style-name="ce35" office:value-type="float" office:value="113451" calcext:value-type="float">
            <text:p><text:s text:c="3"/>113,451</text:p>
          </table:table-cell>
          <table:table-cell table:style-name="ce35" office:value-type="float" office:value="106235" calcext:value-type="float">
            <text:p><text:s text:c="3"/>106,235</text:p>
          </table:table-cell>
          <table:table-cell table:style-name="ce56" office:value-type="float" office:value="106.79" calcext:value-type="float">
            <text:p>106.79</text:p>
          </table:table-cell>
          <table:table-cell table:style-name="ce56" office:value-type="float" office:value="62.5" calcext:value-type="float">
            <text:p>62.50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590" calcext:value-type="float">
            <text:p><text:s text:c="3"/>3,590</text:p>
          </table:table-cell>
          <table:table-cell table:style-name="ce35" office:value-type="float" office:value="125808" calcext:value-type="float">
            <text:p><text:s text:c="3"/>125,808</text:p>
          </table:table-cell>
          <table:table-cell table:style-name="ce35" office:value-type="float" office:value="329462" calcext:value-type="float">
            <text:p><text:s text:c="3"/>329,462</text:p>
          </table:table-cell>
          <table:table-cell table:style-name="ce35" office:value-type="float" office:value="167352" calcext:value-type="float">
            <text:p><text:s text:c="3"/>167,352</text:p>
          </table:table-cell>
          <table:table-cell table:style-name="ce35" office:value-type="float" office:value="162110" calcext:value-type="float">
            <text:p><text:s text:c="3"/>162,110</text:p>
          </table:table-cell>
          <table:table-cell table:style-name="ce56" office:value-type="float" office:value="103.23" calcext:value-type="float">
            <text:p>103.23</text:p>
          </table:table-cell>
          <table:table-cell table:style-name="ce56" office:value-type="float" office:value="71.18" calcext:value-type="float">
            <text:p>71.18</text:p>
          </table:table-cell>
          <table:table-cell table:style-name="ce71" office:value-type="float" office:value="2.62" calcext:value-type="float">
            <text:p>2.6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1" calcext:value-type="float">
            <text:p><text:s text:c="3"/>1,391</text:p>
          </table:table-cell>
          <table:table-cell table:style-name="ce35" office:value-type="float" office:value="39849" calcext:value-type="float">
            <text:p><text:s text:c="3"/>39,849</text:p>
          </table:table-cell>
          <table:table-cell table:style-name="ce35" office:value-type="float" office:value="103956" calcext:value-type="float">
            <text:p><text:s text:c="3"/>103,956</text:p>
          </table:table-cell>
          <table:table-cell table:style-name="ce35" office:value-type="float" office:value="53579" calcext:value-type="float">
            <text:p><text:s text:c="3"/>53,579</text:p>
          </table:table-cell>
          <table:table-cell table:style-name="ce35" office:value-type="float" office:value="50377" calcext:value-type="float">
            <text:p><text:s text:c="3"/>50,377</text:p>
          </table:table-cell>
          <table:table-cell table:style-name="ce56" office:value-type="float" office:value="106.36" calcext:value-type="float">
            <text:p>106.36</text:p>
          </table:table-cell>
          <table:table-cell table:style-name="ce56" office:value-type="float" office:value="819.43" calcext:value-type="float">
            <text:p>819.43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0" calcext:value-type="float">
            <text:p><text:s text:c="3"/>3,320</text:p>
          </table:table-cell>
          <table:table-cell table:style-name="ce35" office:value-type="float" office:value="152809" calcext:value-type="float">
            <text:p><text:s text:c="3"/>152,809</text:p>
          </table:table-cell>
          <table:table-cell table:style-name="ce35" office:value-type="float" office:value="371669" calcext:value-type="float">
            <text:p><text:s text:c="3"/>371,669</text:p>
          </table:table-cell>
          <table:table-cell table:style-name="ce35" office:value-type="float" office:value="186037" calcext:value-type="float">
            <text:p><text:s text:c="3"/>186,037</text:p>
          </table:table-cell>
          <table:table-cell table:style-name="ce35" office:value-type="float" office:value="185632" calcext:value-type="float">
            <text:p><text:s text:c="3"/>185,632</text:p>
          </table:table-cell>
          <table:table-cell table:style-name="ce56" office:value-type="float" office:value="100.22" calcext:value-type="float">
            <text:p>100.22</text:p>
          </table:table-cell>
          <table:table-cell table:style-name="ce56" office:value-type="float" office:value="2799.58" calcext:value-type="float">
            <text:p>2,799.58</text:p>
          </table:table-cell>
          <table:table-cell table:style-name="ce71" office:value-type="float" office:value="2.43" calcext:value-type="float">
            <text:p>2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5" calcext:value-type="float">
            <text:p><text:s text:c="3"/>2,185</text:p>
          </table:table-cell>
          <table:table-cell table:style-name="ce35" office:value-type="float" office:value="162915" calcext:value-type="float">
            <text:p><text:s text:c="3"/>162,915</text:p>
          </table:table-cell>
          <table:table-cell table:style-name="ce35" office:value-type="float" office:value="440409" calcext:value-type="float">
            <text:p><text:s text:c="3"/>440,409</text:p>
          </table:table-cell>
          <table:table-cell table:style-name="ce35" office:value-type="float" office:value="217528" calcext:value-type="float">
            <text:p><text:s text:c="3"/>217,528</text:p>
          </table:table-cell>
          <table:table-cell table:style-name="ce35" office:value-type="float" office:value="222881" calcext:value-type="float">
            <text:p><text:s text:c="3"/>222,881</text:p>
          </table:table-cell>
          <table:table-cell table:style-name="ce56" office:value-type="float" office:value="97.6" calcext:value-type="float">
            <text:p>97.60</text:p>
          </table:table-cell>
          <table:table-cell table:style-name="ce56" office:value-type="float" office:value="4228.5" calcext:value-type="float">
            <text:p>4,228.50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1" calcext:value-type="float">
            <text:p><text:s text:c="3"/>1,381</text:p>
          </table:table-cell>
          <table:table-cell table:style-name="ce35" office:value-type="float" office:value="99410" calcext:value-type="float">
            <text:p><text:s text:c="3"/>99,410</text:p>
          </table:table-cell>
          <table:table-cell table:style-name="ce35" office:value-type="float" office:value="269364" calcext:value-type="float">
            <text:p><text:s text:c="3"/>269,364</text:p>
          </table:table-cell>
          <table:table-cell table:style-name="ce35" office:value-type="float" office:value="130955" calcext:value-type="float">
            <text:p><text:s text:c="3"/>130,955</text:p>
          </table:table-cell>
          <table:table-cell table:style-name="ce35" office:value-type="float" office:value="138409" calcext:value-type="float">
            <text:p><text:s text:c="3"/>138,409</text:p>
          </table:table-cell>
          <table:table-cell table:style-name="ce56" office:value-type="float" office:value="94.61" calcext:value-type="float">
            <text:p>94.61</text:p>
          </table:table-cell>
          <table:table-cell table:style-name="ce56" office:value-type="float" office:value="4487.49" calcext:value-type="float">
            <text:p>4,487.49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04" calcext:value-type="float">
            <text:p><text:s text:c="3"/>904</text:p>
          </table:table-cell>
          <table:table-cell table:style-name="ce34" office:value-type="float" office:value="42684" calcext:value-type="float">
            <text:p><text:s text:c="3"/>42,684</text:p>
          </table:table-cell>
          <table:table-cell table:style-name="ce34" office:value-type="float" office:value="149865" calcext:value-type="float">
            <text:p><text:s text:c="3"/>149,865</text:p>
          </table:table-cell>
          <table:table-cell table:style-name="ce34" office:value-type="float" office:value="75800" calcext:value-type="float">
            <text:p><text:s text:c="3"/>75,800</text:p>
          </table:table-cell>
          <table:table-cell table:style-name="ce34" office:value-type="float" office:value="74065" calcext:value-type="float">
            <text:p><text:s text:c="3"/>74,065</text:p>
          </table:table-cell>
          <table:table-cell table:style-name="ce55" office:value-type="float" office:value="102.34" calcext:value-type="float">
            <text:p>102.34</text:p>
          </table:table-cell>
          <table:table-cell table:style-name="ce55" office:value-type="float" office:value="830.48" calcext:value-type="float">
            <text:p>830.48</text:p>
          </table:table-cell>
          <table:table-cell table:style-name="ce70" office:value-type="float" office:value="3.51" calcext:value-type="float">
            <text:p>3.5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68" calcext:value-type="float">
            <text:p><text:s text:c="3"/>768</text:p>
          </table:table-cell>
          <table:table-cell table:style-name="ce35" office:value-type="float" office:value="39853" calcext:value-type="float">
            <text:p><text:s text:c="3"/>39,853</text:p>
          </table:table-cell>
          <table:table-cell table:style-name="ce35" office:value-type="float" office:value="137042" calcext:value-type="float">
            <text:p><text:s text:c="3"/>137,042</text:p>
          </table:table-cell>
          <table:table-cell table:style-name="ce35" office:value-type="float" office:value="68495" calcext:value-type="float">
            <text:p><text:s text:c="3"/>68,495</text:p>
          </table:table-cell>
          <table:table-cell table:style-name="ce35" office:value-type="float" office:value="68547" calcext:value-type="float">
            <text:p><text:s text:c="3"/>68,547</text:p>
          </table:table-cell>
          <table:table-cell table:style-name="ce56" office:value-type="float" office:value="99.92" calcext:value-type="float">
            <text:p>99.92</text:p>
          </table:table-cell>
          <table:table-cell table:style-name="ce56" office:value-type="float" office:value="903.64" calcext:value-type="float">
            <text:p>903.64</text:p>
          </table:table-cell>
          <table:table-cell table:style-name="ce71" office:value-type="float" office:value="3.44" calcext:value-type="float">
            <text:p>3.4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2831" calcext:value-type="float">
            <text:p><text:s text:c="3"/>2,831</text:p>
          </table:table-cell>
          <table:table-cell table:style-name="ce35" office:value-type="float" office:value="12823" calcext:value-type="float">
            <text:p><text:s text:c="3"/>12,823</text:p>
          </table:table-cell>
          <table:table-cell table:style-name="ce35" office:value-type="float" office:value="7305" calcext:value-type="float">
            <text:p><text:s text:c="3"/>7,305</text:p>
          </table:table-cell>
          <table:table-cell table:style-name="ce35" office:value-type="float" office:value="5518" calcext:value-type="float">
            <text:p><text:s text:c="3"/>5,518</text:p>
          </table:table-cell>
          <table:table-cell table:style-name="ce56" office:value-type="float" office:value="132.38" calcext:value-type="float">
            <text:p>132.38</text:p>
          </table:table-cell>
          <table:table-cell table:style-name="ce56" office:value-type="float" office:value="445.24" calcext:value-type="float">
            <text:p>445.24</text:p>
          </table:table-cell>
          <table:table-cell table:style-name="ce71" office:value-type="float" office:value="4.53" calcext:value-type="float">
            <text:p>4.53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6年11月3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789" meta:object-count="0"/>
    <meta:generator>LibreOffice/5.0.6.2$Linux_X86_64 LibreOffice_project/00$Build-2</meta:generator>
  </office:meta>
</office:document-meta>
</file>